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1.941cm" svg:height="2.091cm" svg:x="13.18cm" svg:y="2.699cm"><text:p text:style-name="P1"><text:span text:style-name="T1">W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56:11.265238588</meta:creation-date>
    <dc:date>2014-11-17T19:01:46.931696072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2.3$Linux_x86 LibreOffice_project/410m0$Build-3</meta:generator>
  </office:meta>
</office:document-meta>
</file>